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1000001CA865E6BE2F177F9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216cm" svg:x="0.055cm" svg:y="0.319cm">
          <draw:image xlink:href="Pictures/1000000000000451000001CA865E6BE2F177F9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2T10:39:11.574000000</dc:date>
    <meta:editing-duration>PT2M43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